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Devanagari1" svg:font-family="'Lohit Devanagari'"/>
    <style:font-face style:name="OpenSans" svg:font-family="OpenSans, Helvetica, Arial, sans-serif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0" style:family="table">
      <style:table-properties style:width="16.441cm" fo:margin-left="-0.148cm" fo:margin-top="0cm" fo:margin-bottom="0cm" table:align="left" style:writing-mode="lr-tb"/>
    </style:style>
    <style:style style:name="Table10.A" style:family="table-column">
      <style:table-column-properties style:column-width="4.392cm"/>
    </style:style>
    <style:style style:name="Table10.B" style:family="table-column">
      <style:table-column-properties style:column-width="6.138cm"/>
    </style:style>
    <style:style style:name="Table10.C" style:family="table-column">
      <style:table-column-properties style:column-width="5.911cm"/>
    </style:style>
    <style:style style:name="Table10.1" style:family="table-row">
      <style:table-row-properties fo:keep-together="auto"/>
    </style:style>
    <style:style style:name="Table10.A1" style:family="table-cell">
      <style:table-cell-properties fo:padding-left="0.199cm" fo:padding-right="0.191cm" fo:padding-top="0cm" fo:padding-bottom="0cm" fo:border="0.5pt solid #00000a"/>
    </style:style>
    <style:style style:name="Table10.A3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10.4" style:family="table-row">
      <style:table-row-properties style:min-row-height="0.586cm" fo:keep-together="auto"/>
    </style:style>
    <style:style style:name="Table10.5" style:family="table-row">
      <style:table-row-properties style:min-row-height="0.808cm" fo:keep-together="auto"/>
    </style:style>
    <style:style style:name="P1" style:family="paragraph" style:parent-style-name="Standard">
      <style:paragraph-properties fo:text-align="center" style:justify-single-word="false"/>
      <style:text-properties officeooo:rsid="001e21fc" officeooo:paragraph-rsid="001e21fc"/>
    </style:style>
    <style:style style:name="P2" style:family="paragraph" style:parent-style-name="Standard">
      <style:text-properties officeooo:paragraph-rsid="001f10e0"/>
    </style:style>
    <style:style style:name="P3" style:family="paragraph" style:parent-style-name="Standard">
      <style:paragraph-properties fo:margin-top="0cm" fo:margin-bottom="0cm" loext:contextual-spacing="false" fo:line-height="100%"/>
      <style:text-properties fo:font-weight="bold" officeooo:paragraph-rsid="001f10e0" style:font-weight-asian="bold" style:font-weight-complex="bold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officeooo:rsid="00701a22" officeooo:paragraph-rsid="001f10e0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officeooo:paragraph-rsid="001f10e0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officeooo:paragraph-rsid="00206da9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209591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officeooo:rsid="007205d1" officeooo:paragraph-rsid="001f10e0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officeooo:rsid="007205d1" officeooo:paragraph-rsid="00206da9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officeooo:rsid="00062c59" officeooo:paragraph-rsid="00209591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officeooo:rsid="002a39d7" officeooo:paragraph-rsid="001f10e0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officeooo:rsid="001f10e0" officeooo:paragraph-rsid="001f10e0"/>
    </style:style>
    <style:style style:name="P13" style:family="paragraph" style:parent-style-name="Standard">
      <style:paragraph-properties fo:margin-top="0cm" fo:margin-bottom="0cm" loext:contextual-spacing="false" fo:line-height="100%"/>
      <style:text-properties fo:language="en" fo:country="IN" officeooo:rsid="007205d1" officeooo:paragraph-rsid="001f10e0"/>
    </style:style>
    <style:style style:name="P14" style:family="paragraph" style:parent-style-name="Standard">
      <style:paragraph-properties fo:margin-top="0cm" fo:margin-bottom="0cm" loext:contextual-spacing="false" fo:line-height="100%"/>
      <style:text-properties officeooo:rsid="00209591" officeooo:paragraph-rsid="00209591"/>
    </style:style>
    <style:style style:name="P15" style:family="paragraph" style:parent-style-name="Heading_20_1">
      <style:paragraph-properties fo:margin-top="0cm" fo:margin-bottom="0cm" loext:contextual-spacing="false" fo:line-height="100%"/>
      <style:text-properties officeooo:rsid="0003cf87" officeooo:paragraph-rsid="001f10e0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text-indent="1.27cm" style:auto-text-indent="false"/>
      <style:text-properties officeooo:paragraph-rsid="001f10e0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text-indent="1.27cm" style:auto-text-indent="false"/>
      <style:text-properties officeooo:paragraph-rsid="00206da9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00%" fo:text-indent="1.27cm" style:auto-text-indent="false"/>
      <style:text-properties officeooo:paragraph-rsid="00209591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00%" fo:text-indent="1.27cm" style:auto-text-indent="false"/>
      <style:text-properties officeooo:rsid="002fa7d6" officeooo:paragraph-rsid="00209591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officeooo:rsid="002fa7d6" officeooo:paragraph-rsid="00206da9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officeooo:rsid="002fa7d6" officeooo:paragraph-rsid="00209591"/>
    </style:style>
    <style:style style:name="P22" style:family="paragraph" style:parent-style-name="Heading_20_1">
      <style:text-properties officeooo:paragraph-rsid="001f10e0"/>
    </style:style>
    <style:style style:name="P23" style:family="paragraph" style:parent-style-name="Standard">
      <style:paragraph-properties fo:text-align="center" style:justify-single-word="false"/>
      <style:text-properties fo:font-weight="bold" officeooo:rsid="001e21fc" officeooo:paragraph-rsid="001e21fc" style:font-weight-asian="bold" style:font-weight-complex="bold"/>
    </style:style>
    <style:style style:name="P24" style:family="paragraph" style:parent-style-name="Standard">
      <style:text-properties officeooo:rsid="007205d1" officeooo:paragraph-rsid="001f10e0"/>
    </style:style>
    <style:style style:name="P25" style:family="paragraph" style:parent-style-name="Standard">
      <style:text-properties officeooo:rsid="0028382c" officeooo:paragraph-rsid="0028382c"/>
    </style:style>
    <style:style style:name="P26" style:family="paragraph" style:parent-style-name="Standard" style:list-style-name="L1">
      <style:paragraph-properties fo:text-align="justify" style:justify-single-word="false"/>
      <style:text-properties officeooo:rsid="002bbe02" officeooo:paragraph-rsid="002bbe02"/>
    </style:style>
    <style:style style:name="P27" style:family="paragraph" style:parent-style-name="Standard" style:list-style-name="L2">
      <style:text-properties officeooo:rsid="002bbe02" officeooo:paragraph-rsid="002bbe02"/>
    </style:style>
    <style:style style:name="P28" style:family="paragraph" style:parent-style-name="Standard">
      <style:paragraph-properties fo:margin-top="0cm" fo:margin-bottom="0cm" loext:contextual-spacing="false" fo:line-height="100%"/>
      <style:text-properties fo:font-weight="normal" officeooo:rsid="0074cc17" officeooo:paragraph-rsid="00209591" style:font-weight-asian="normal" style:font-weight-complex="normal"/>
    </style:style>
    <style:style style:name="P29" style:family="paragraph" style:parent-style-name="Standard">
      <style:paragraph-properties fo:margin-top="0cm" fo:margin-bottom="0cm" loext:contextual-spacing="false" fo:line-height="100%"/>
      <style:text-properties officeooo:rsid="0028382c" officeooo:paragraph-rsid="0028382c"/>
    </style:style>
    <style:style style:name="P30" style:family="paragraph" style:parent-style-name="Standard">
      <style:paragraph-properties fo:margin-top="0cm" fo:margin-bottom="0cm" loext:contextual-spacing="false" fo:line-height="100%"/>
      <style:text-properties officeooo:rsid="001e8377" officeooo:paragraph-rsid="0028382c"/>
    </style:style>
    <style:style style:name="P31" style:family="paragraph" style:parent-style-name="Standard">
      <style:paragraph-properties fo:margin-top="0cm" fo:margin-bottom="0cm" loext:contextual-spacing="false" fo:line-height="100%"/>
      <style:text-properties officeooo:paragraph-rsid="001f10e0"/>
    </style:style>
    <style:style style:name="P32" style:family="paragraph" style:parent-style-name="Standard">
      <style:paragraph-properties fo:margin-top="0cm" fo:margin-bottom="0cm" loext:contextual-spacing="false" fo:line-height="100%"/>
      <style:text-properties officeooo:paragraph-rsid="0045dbd8"/>
    </style:style>
    <style:style style:name="P33" style:family="paragraph" style:parent-style-name="Standard">
      <style:paragraph-properties fo:margin-top="0cm" fo:margin-bottom="0cm" loext:contextual-spacing="false" fo:line-height="100%"/>
      <style:text-properties officeooo:paragraph-rsid="004661d0"/>
    </style:style>
    <style:style style:name="P34" style:family="paragraph" style:parent-style-name="Standard">
      <style:paragraph-properties fo:margin-top="0cm" fo:margin-bottom="0cm" loext:contextual-spacing="false" fo:line-height="100%"/>
      <style:text-properties fo:font-weight="bold" officeooo:paragraph-rsid="00326513" style:font-weight-asian="bold" style:font-weight-complex="bold"/>
    </style:style>
    <style:style style:name="P35" style:family="paragraph" style:parent-style-name="Standard">
      <style:paragraph-properties fo:margin-top="0cm" fo:margin-bottom="0cm" loext:contextual-spacing="false" fo:line-height="100%"/>
      <style:text-properties fo:font-weight="bold" officeooo:paragraph-rsid="003ea294" style:font-weight-asian="bold" style:font-weight-complex="bold"/>
    </style:style>
    <style:style style:name="P36" style:family="paragraph" style:parent-style-name="Standard">
      <style:paragraph-properties fo:margin-top="0cm" fo:margin-bottom="0cm" loext:contextual-spacing="false" fo:line-height="100%"/>
      <style:text-properties fo:font-weight="bold" officeooo:paragraph-rsid="004586e8" style:font-weight-asian="bold" style:font-weight-complex="bold"/>
    </style:style>
    <style:style style:name="P37" style:family="paragraph" style:parent-style-name="Standard">
      <style:paragraph-properties fo:margin-top="0cm" fo:margin-bottom="0cm" loext:contextual-spacing="false" fo:line-height="100%"/>
      <style:text-properties fo:font-weight="bold" officeooo:paragraph-rsid="004825ce" style:font-weight-asian="bold" style:font-weight-complex="bold"/>
    </style:style>
    <style:style style:name="P38" style:family="paragraph" style:parent-style-name="Standard">
      <style:paragraph-properties fo:margin-top="0cm" fo:margin-bottom="0cm" loext:contextual-spacing="false" fo:line-height="100%"/>
      <style:text-properties officeooo:rsid="00062c59" officeooo:paragraph-rsid="0045dbd8"/>
    </style:style>
    <style:style style:name="P39" style:family="paragraph" style:parent-style-name="Standard">
      <style:paragraph-properties fo:margin-top="0cm" fo:margin-bottom="0cm" loext:contextual-spacing="false" fo:line-height="100%"/>
      <style:text-properties officeooo:rsid="0038a2fd" officeooo:paragraph-rsid="0038a2fd"/>
    </style:style>
    <style:style style:name="P40" style:family="paragraph" style:parent-style-name="Standard">
      <style:paragraph-properties fo:margin-top="0cm" fo:margin-bottom="0cm" loext:contextual-spacing="false" fo:line-height="100%"/>
      <style:text-properties officeooo:rsid="0038a2fd" officeooo:paragraph-rsid="0039043d"/>
    </style:style>
    <style:style style:name="P41" style:family="paragraph" style:parent-style-name="Standard">
      <style:paragraph-properties fo:margin-top="0cm" fo:margin-bottom="0cm" loext:contextual-spacing="false" fo:line-height="100%"/>
      <style:text-properties officeooo:rsid="0038a2fd" officeooo:paragraph-rsid="003adcfc"/>
    </style:style>
    <style:style style:name="P42" style:family="paragraph" style:parent-style-name="Standard">
      <style:paragraph-properties fo:margin-top="0cm" fo:margin-bottom="0cm" loext:contextual-spacing="false" fo:line-height="100%"/>
      <style:text-properties officeooo:rsid="003ba069" officeooo:paragraph-rsid="003ba069"/>
    </style:style>
    <style:style style:name="P43" style:family="paragraph" style:parent-style-name="Standard">
      <style:paragraph-properties fo:margin-top="0cm" fo:margin-bottom="0cm" loext:contextual-spacing="false" fo:line-height="100%"/>
      <style:text-properties officeooo:rsid="004e47b7" officeooo:paragraph-rsid="004e47b7"/>
    </style:style>
    <style:style style:name="P44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45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00%" fo:text-indent="0cm" style:auto-text-indent="false" style:page-number="auto" fo:background-color="transparent"/>
      <style:text-properties officeooo:rsid="003ba069" officeooo:paragraph-rsid="003ba069"/>
    </style:style>
    <style:style style:name="P46" style:family="paragraph" style:parent-style-name="Standard">
      <style:paragraph-properties fo:margin-left="0cm" fo:margin-right="0cm" fo:margin-top="0cm" fo:margin-bottom="0cm" loext:contextual-spacing="false" fo:line-height="100%" fo:text-indent="1.27cm" style:auto-text-indent="false"/>
      <style:text-properties officeooo:paragraph-rsid="0045dbd8"/>
    </style:style>
    <style:style style:name="P47" style:family="paragraph" style:parent-style-name="Heading_20_1">
      <style:text-properties fo:color="#000000" style:font-name="Monospace" fo:font-size="10pt" fo:font-weight="normal" officeooo:rsid="00206da9" officeooo:paragraph-rsid="001f10e0" fo:background-color="#e8f2fe" style:font-size-asian="10pt" style:font-weight-asian="normal" style:font-weight-complex="normal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officeooo:rsid="0028382c" style:font-weight-asian="bold" style:font-weight-complex="bold"/>
    </style:style>
    <style:style style:name="T3" style:family="text">
      <style:text-properties officeooo:rsid="000d463a"/>
    </style:style>
    <style:style style:name="T4" style:family="text">
      <style:text-properties officeooo:rsid="00206da9"/>
    </style:style>
    <style:style style:name="T5" style:family="text">
      <style:text-properties officeooo:rsid="00209591"/>
    </style:style>
    <style:style style:name="T6" style:family="text">
      <style:text-properties fo:color="#0000c0" style:font-name="Monospace" fo:font-size="10pt" fo:font-style="italic" fo:font-weight="bold" style:font-size-asian="10pt" style:font-style-asian="italic" style:font-weight-asian="bold"/>
    </style:style>
    <style:style style:name="T7" style:family="text">
      <style:text-properties fo:color="#0000c0" style:font-name="Monospace" fo:font-size="10pt" fo:font-style="italic" fo:font-weight="bold" fo:background-color="#e8f2fe" loext:char-shading-value="0" style:font-size-asian="10pt" style:font-style-asian="italic" style:font-weight-asian="bold"/>
    </style:style>
    <style:style style:name="T8" style:family="text">
      <style:text-properties fo:color="#000000" style:font-name="Monospace" fo:font-size="10pt" style:font-size-asian="10pt"/>
    </style:style>
    <style:style style:name="T9" style:family="text">
      <style:text-properties fo:color="#000000" style:font-name="Monospace" fo:font-size="10pt" fo:background-color="#e8f2fe" loext:char-shading-value="0" style:font-size-asian="10pt"/>
    </style:style>
    <style:style style:name="T10" style:family="text">
      <style:text-properties fo:color="#2a00ff" style:font-name="Monospace" fo:font-size="10pt" style:font-size-asian="10pt"/>
    </style:style>
    <style:style style:name="T11" style:family="text">
      <style:text-properties fo:color="#2a00ff" style:font-name="Monospace" fo:font-size="10pt" officeooo:rsid="002abef5" style:font-size-asian="10pt"/>
    </style:style>
    <style:style style:name="T12" style:family="text">
      <style:text-properties fo:color="#2a00ff" style:font-name="Monospace" fo:font-size="10pt" officeooo:rsid="004f7d70" style:font-size-asian="10pt"/>
    </style:style>
    <style:style style:name="T13" style:family="text">
      <style:text-properties officeooo:rsid="00210f25"/>
    </style:style>
    <style:style style:name="T14" style:family="text">
      <style:text-properties officeooo:rsid="0028382c"/>
    </style:style>
    <style:style style:name="T15" style:family="text">
      <style:text-properties officeooo:rsid="0029fb75"/>
    </style:style>
    <style:style style:name="T16" style:family="text">
      <style:text-properties fo:color="#3f5fbf" style:font-name="Monospace" fo:font-size="10pt" style:font-size-asian="10pt"/>
    </style:style>
    <style:style style:name="T17" style:family="text">
      <style:text-properties fo:color="#3f7f5f" style:font-name="Monospace" fo:font-size="10pt" style:font-size-asian="10pt"/>
    </style:style>
    <style:style style:name="T18" style:family="text">
      <style:text-properties officeooo:rsid="002b5a62"/>
    </style:style>
    <style:style style:name="T19" style:family="text">
      <style:text-properties officeooo:rsid="002bbe02"/>
    </style:style>
    <style:style style:name="T20" style:family="text">
      <style:text-properties officeooo:rsid="002d4d0c"/>
    </style:style>
    <style:style style:name="T21" style:family="text">
      <style:text-properties officeooo:rsid="003ea294"/>
    </style:style>
    <style:style style:name="T22" style:family="text">
      <style:text-properties officeooo:rsid="0043e013"/>
    </style:style>
    <style:style style:name="T23" style:family="text">
      <style:text-properties officeooo:rsid="004909c6"/>
    </style:style>
    <style:style style:name="T24" style:family="text">
      <style:text-properties officeooo:rsid="004aca34"/>
    </style:style>
    <text:list-style style:name="L1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<text:span text:style-name="T1">REST API’s For </text:span><text:span text:style-name="T2">ByteWheels</text:span></text:p>
      <text:p text:style-name="P23"/>
      <text:h text:style-name="P22" text:outline-level="1">Resource:</text:h>
      <text:p text:style-name="P25">Vehicles</text:p>
      <text:h text:style-name="P22" text:outline-level="1">Description: </text:h>
      <text:h text:style-name="P22" text:outline-level="1">Attributes</text:h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office:value-type="string">
            <text:p text:style-name="P3">Name</text:p>
          </table:table-cell>
          <table:table-cell table:style-name="Table10.A1" office:value-type="string">
            <text:p text:style-name="P3">Type/Resource</text:p>
          </table:table-cell>
          <table:table-cell table:style-name="Table10.A1" office:value-type="string">
            <text:p text:style-name="P3">Field name</text:p>
          </table:table-cell>
        </table:table-row>
        <table:table-row table:style-name="Table10.1">
          <table:table-cell table:style-name="Table10.A1" office:value-type="string">
            <text:p text:style-name="P29">Vehicle identifier</text:p>
          </table:table-cell>
          <table:table-cell table:style-name="Table10.A1" office:value-type="string">
            <text:p text:style-name="P4">Number</text:p>
          </table:table-cell>
          <table:table-cell table:style-name="Table10.A1" office:value-type="string">
            <text:p text:style-name="P29">vehicleid</text:p>
          </table:table-cell>
        </table:table-row>
        <table:table-row table:style-name="Table10.1">
          <table:table-cell table:style-name="Table10.A3" office:value-type="string">
            <text:p text:style-name="P29">Vehicle number</text:p>
          </table:table-cell>
          <table:table-cell table:style-name="Table10.A3" office:value-type="string">
            <text:p text:style-name="P12">String</text:p>
          </table:table-cell>
          <table:table-cell table:style-name="Table10.A3" office:value-type="string">
            <text:p text:style-name="P29">vehicleno</text:p>
          </table:table-cell>
        </table:table-row>
        <table:table-row table:style-name="Table10.4">
          <table:table-cell table:style-name="Table10.A1" office:value-type="string">
            <text:p text:style-name="P30"><text:span text:style-name="T14">Vehicle model id</text:span> </text:p>
          </table:table-cell>
          <table:table-cell table:style-name="Table10.A1" office:value-type="string">
            <text:p text:style-name="P29">vehiclemodel<text:span text:style-name="T15">s</text:span></text:p>
          </table:table-cell>
          <table:table-cell table:style-name="Table10.A1" office:value-type="string">
            <text:p text:style-name="P29">vehiclemodelid</text:p>
          </table:table-cell>
        </table:table-row>
        <table:table-row table:style-name="Table10.5">
          <table:table-cell table:style-name="Table10.A1" office:value-type="string">
            <text:p text:style-name="P29">Vehicle category id</text:p>
          </table:table-cell>
          <table:table-cell table:style-name="Table10.A1" office:value-type="string">
            <text:p text:style-name="P29">vehiclecategor<text:span text:style-name="T15">ies</text:span></text:p>
          </table:table-cell>
          <table:table-cell table:style-name="Table10.A1" office:value-type="string">
            <text:p text:style-name="P29">vehiclecategoryid</text:p>
          </table:table-cell>
        </table:table-row>
      </table:table>
      <text:p text:style-name="P2"/>
      <text:h text:style-name="P22" text:outline-level="1">Relationship with other resource:</text:h>
      <text:list xml:id="list6701500139050252626" text:style-name="L1">
        <text:list-item>
          <text:p text:style-name="P26">Bookings</text:p>
        </text:list-item>
        <text:list-item>
          <text:p text:style-name="P26">vehiclecategories</text:p>
        </text:list-item>
        <text:list-item>
          <text:p text:style-name="P26">vehiclemodels</text:p>
        </text:list-item>
      </text:list>
      <text:h text:style-name="P22" text:outline-level="1">Business Rules:</text:h>
      <text:list xml:id="list6203371902910487832" text:style-name="L2">
        <text:list-item>
          <text:p text:style-name="P27">We can’t book vehicle for past dates</text:p>
        </text:list-item>
        <text:list-item>
          <text:p text:style-name="P27">we can’t book the vechicle two times for a same date</text:p>
        </text:list-item>
        <text:list-item>
          <text:p text:style-name="P27">Once the booking end date over, the booking car should be available for booking.</text:p>
          <text:p text:style-name="P27">Example : Assuming I have one vehicle having model “Ford Focus”. I booked a vehicle model name “ Ford focus” from 18/03/2018 to 19/03/2018, If I search for the same date ranges <text:s/>18/03/2018 to 19/03/2018 it should not be available. If I search for 20/03/2018 it should be available.</text:p>
        </text:list-item>
      </text:list>
      <text:h text:style-name="P22" text:outline-level="1">Actions: permissions, URLs, request, response</text:h>
      <text:p text:style-name="P5"><text:bookmark-start text:name="__DdeLink__157_88643196111"/>GET: <text:s/><text:span text:style-name="T19">To get all the cars available based on the searched dates</text:span></text:p>
      <text:p text:style-name="P34"><text:bookmark-start text:name="__DdeLink__135_88643196121"/>URL: /<text:span text:style-name="T20">bytewheels/cars?fromDate=&lt;time_in_millisec&gt;&amp;toDate=&lt;timeinmillisec&gt;</text:span></text:p>
      <text:p text:style-name="P5">Request payload: None</text:p>
      <text:p text:style-name="P5">Response:</text:p>
      <text:p text:style-name="P5">{</text:p>
      <text:p text:style-name="P16">“<text:span text:style-name="T4">err</text:span>” : “<text:span text:style-name="T4">&lt;Boolean&gt;</text:span>”,</text:p>
      <text:p text:style-name="P16">“data” : &lt;<text:span text:style-name="T4">user</text:span><text:bookmark-start text:name="__DdeLink__128_88643196131"/>Data<text:bookmark-end text:name="__DdeLink__128_88643196131"/>&gt;</text:p>
      <text:p text:style-name="P5">}<text:bookmark-end text:name="__DdeLink__135_88643196121"/><text:bookmark-end text:name="__DdeLink__157_88643196111"/></text:p>
      <text:p text:style-name="P5"/>
      <text:p text:style-name="P6">GET: <text:s/><text:span text:style-name="T4">Any user </text:span>can perform this action.</text:p>
      <text:p text:style-name="P35"><text:bookmark-start text:name="__DdeLink__135_886431961212"/>URL: <text:span text:style-name="T21">/bytewheels/cars/?fromDate=1521829800000&amp;toDate=1521829800000</text:span></text:p>
      <text:p text:style-name="P6">Request payload: None</text:p>
      <text:p text:style-name="P6">Response:</text:p>
      <text:p text:style-name="P42"><text:bookmark-end text:name="__DdeLink__135_886431961212"/>{</text:p>
      <text:p text:style-name="P42"><text:s text:c="4"/>"err": false,</text:p>
      <text:p text:style-name="P45"><text:s text:c="4"/>"data": "[{\"models\":[{\"modelid\":1,\"modelname\":\"Ford Fiesta\",\"modelcount\":2},{\"modelid\":2,\"modelname\":\"Ford Focus\",\"modelcount\":2}],\"categorycost\":20,\"categoryname\":\"Compact\",\"categoryid\":1},<text:soft-page-break/>{\"models\":[{\"modelid\":3,\"modelname\":\"Chevrolet Malibu\",\"modelcount\":2},{\"modelid\":4,\"modelname\":\"Volkswagen Jetta\",\"modelcount\":2}],\"categorycost\":30,\"categoryname\":\"Full\",\"categoryid\":2},{\"models\":[{\"modelid\":5,\"modelname\":\"Ford Egde\",\"modelcount\":2},{\"modelid\":6,\"modelname\":\"Ford Escape\",\"modelcount\":2}],\"categorycost\":40,\"categoryname\":\"Large\",\"categoryid\":3},{\"models\":[{\"modelid\":7,\"modelname\":\"BMW 328i\",\"modelcount\":2},{\"modelid\":8,\"modelname\":\"BMW X5\",\"modelcount\":2}],\"categorycost\":50,\"categoryname\":\"Luxury\",\"categoryid\":4}]"</text:p>
      <text:p text:style-name="P42">}</text:p>
      <text:p text:style-name="P5"/>
      <text:p text:style-name="P7"><text:span text:style-name="T5">POST</text:span>: <text:s/><text:span text:style-name="T4">Any </text:span>can perform this action.</text:p>
      <text:p text:style-name="P37"><text:bookmark-start text:name="__DdeLink__135_8864319612121"/>URL: <text:span text:style-name="T22">/bytewheels/cars?categoryid=&lt;category_id&gt;&amp;modelid=&lt;model_id&gt;&amp;fromDate=&lt;timeinmillisec&gt;&amp;toDate=&lt;timeinmillisec&gt;&amp;emailId=&lt;emailId&gt;</text:span></text:p>
      <text:p text:style-name="P33">Request payload: None</text:p>
      <text:p text:style-name="P7">Response:</text:p>
      <text:p text:style-name="P32">{</text:p>
      <text:p text:style-name="P46">“<text:span text:style-name="T4">err</text:span>” : “<text:span text:style-name="T4">&lt;Boolean&gt;</text:span>”,</text:p>
      <text:p text:style-name="P46">“data” : &lt;<text:span text:style-name="T4">user</text:span><text:bookmark-start text:name="__DdeLink__128_886431961311"/>Data<text:bookmark-end text:name="__DdeLink__128_886431961311"/>&gt;</text:p>
      <text:p text:style-name="P38"><text:bookmark-end text:name="__DdeLink__135_8864319612121"/>}</text:p>
      <text:p text:style-name="P10"/>
      <text:p text:style-name="P7"><text:span text:style-name="T24">POST</text:span>: <text:s/><text:span text:style-name="T4">Any user </text:span>can perform this action.</text:p>
      <text:p text:style-name="P36"><text:bookmark-start text:name="__DdeLink__135_88643196121211"/>URL: <text:span text:style-name="T22">bytewheels/cars?categoryid=4&amp;modelid=7&amp;fromDate=1521570600000&amp;toDate=1521570600000&amp;emailId=user@gmail.com</text:span></text:p>
      <text:p text:style-name="P7">Request payload: <text:span text:style-name="T23">None</text:span></text:p>
      <text:p text:style-name="P7">Response:</text:p>
      <text:p text:style-name="P43"><text:bookmark-end text:name="__DdeLink__135_88643196121211"/>{</text:p>
      <text:p text:style-name="P43"><text:s text:c="4"/>"err": false,</text:p>
      <text:p text:style-name="P43"><text:s text:c="4"/>"message": "Successfully booked."</text:p>
      <text:p text:style-name="P43">}</text:p>
      <text:p text:style-name="P5"/>
      <text:p text:style-name="P5"/>
      <text:h text:style-name="P15" text:outline-level="1">Status Codes for <text:span text:style-name="T18">vehicles</text:span> :</text:h>
      <text:p text:style-name="P11"/>
      <text:p text:style-name="P28"><text:span text:style-name="T7">CODE_BOOKING_FAILED_TO_BOOK_CAR</text:span><text:span text:style-name="T8">(12001,</text:span></text:p>
      <text:p text:style-name="P44"><text:span text:style-name="T8"><text:tab/><text:tab/><text:tab/><text:tab/><text:tab/><text:tab/><text:tab/><text:tab/></text:span><text:span text:style-name="T10">"Current</text:span><text:span text:style-name="T12">l</text:span><text:span text:style-name="T10">y selected car is not available.P</text:span><text:span text:style-name="T11">l</text:span><text:span text:style-name="T10">ease select other car."</text:span><text:span text:style-name="T8">),</text:span></text:p>
      <text:p text:style-name="P44"><text:span text:style-name="T8"><text:tab/> </text:span><text:span text:style-name="T6">CODE_BOOKING_INVALID_BOOKING</text:span><text:span text:style-name="T8">(12002, </text:span><text:span text:style-name="T10">"Please select the correct car and try."</text:span><text:span text:style-name="T8">),</text:span></text:p>
      <text:p text:style-name="P44"><text:span text:style-name="T8"><text:tab/> </text:span></text:p>
      <text:p text:style-name="P44"><text:span text:style-name="T8"><text:tab/><text:tab/></text:span><text:span text:style-name="T16">/*** Cars ******/</text:span></text:p>
      <text:p text:style-name="P44"><text:span text:style-name="T8"><text:tab/> </text:span><text:span text:style-name="T6">CODE_CARS_FAILED_TO_BOOK_CAR</text:span><text:span text:style-name="T8">(12005,</text:span></text:p>
      <text:p text:style-name="P44"><text:span text:style-name="T8"><text:tab/><text:tab/><text:tab/><text:tab/><text:tab/><text:tab/><text:tab/><text:tab/></text:span><text:span text:style-name="T10">"Currenlty selected car is not available.PLease select other car."</text:span><text:span text:style-name="T8">),</text:span></text:p>
      <text:p text:style-name="P44"><text:span text:style-name="T8"><text:tab/> </text:span><text:span text:style-name="T6">CODE_CARS_NOT_AVAILABLE</text:span><text:span text:style-name="T8">(12006, </text:span><text:span text:style-name="T10">"Sorry. No car is available."</text:span><text:span text:style-name="T8">),</text:span></text:p>
      <text:p text:style-name="P44"><text:span text:style-name="T8"><text:tab/> </text:span></text:p>
      <text:p text:style-name="P44"><text:span text:style-name="T8"><text:tab/> </text:span></text:p>
      <text:p text:style-name="P44"><text:span text:style-name="T8"><text:tab/><text:tab/></text:span><text:span text:style-name="T17">/* Date */</text:span></text:p>
      <text:p text:style-name="P28"><text:span text:style-name="T8"><text:tab/><text:tab/></text:span><text:span text:style-name="T6">CODE_UNPARSEABLE_DATE</text:span><text:span text:style-name="T8">(11000, </text:span><text:span text:style-name="T10">"Invalid date"</text:span><text:span text:style-name="T8">)</text:span></text:p>
      <text:h text:style-name="P47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Lohit Devanagari1" svg:font-family="'Lohit Devanagari'"/>
    <style:font-face style:name="OpenSans" svg:font-family="OpenSans, Helvetica, Arial, sans-serif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6pt" style:font-name-asian="WenQuanYi Micro Hei" style:font-family-asian="'WenQuanYi Micro Hei'" style:font-family-generic-asian="system" style:font-pitch-asian="variable" style:font-size-asian="16pt" style:font-name-complex="Lohit Devanagari" style:font-family-complex="'Lohit Devanagari'" style:font-family-generic-complex="system" style:font-pitch-complex="variable" style:font-size-complex="16pt"/>
    </style:style>
    <style:style style:name="Table_20_Contents" style:display-name="Table Contents" style:family="paragraph" style:parent-style-name="Standard" style:class="extra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7T12:09:32.790671219</meta:creation-date>
    <dc:date>2018-03-18T13:12:58.806346946</dc:date>
    <meta:editing-duration>PT3H56M4S</meta:editing-duration>
    <meta:editing-cycles>38</meta:editing-cycles>
    <meta:generator>LibreOffice/5.1.6.2$Linux_X86_64 LibreOffice_project/10m0$Build-2</meta:generator>
    <meta:document-statistic meta:table-count="1" meta:image-count="0" meta:object-count="0" meta:page-count="2" meta:paragraph-count="75" meta:word-count="273" meta:character-count="2992" meta:non-whitespace-character-count="2740"/>
  </office:meta>
</office:document-meta>
</file>